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8cm" fo:margin-left="-0.206cm" fo:margin-top="0cm" fo:margin-bottom="0cm" table:align="left" style:writing-mode="lr-tb"/>
    </style:style>
    <style:style style:name="Table1.A" style:family="table-column">
      <style:table-column-properties style:column-width="3.228cm"/>
    </style:style>
    <style:style style:name="Table1.B" style:family="table-column">
      <style:table-column-properties style:column-width="12.7cm"/>
    </style:style>
    <style:style style:name="Table1.1" style:family="table-row">
      <style:table-row-properties style:min-row-height="0.741cm" style:keep-together="true" fo:keep-together="auto"/>
    </style:style>
    <style:style style:name="Table1.A1" style:family="table-cell">
      <style:table-cell-properties fo:padding="0.176cm" fo:border-left="none" fo:border-right="0.018cm solid #000001" fo:border-top="none" fo:border-bottom="none" style:writing-mode="lr-tb"/>
    </style:style>
    <style:style style:name="Table1.B1" style:family="table-cell">
      <style:table-cell-properties fo:padding="0.176cm" fo:border="0.018cm solid #000001" style:writing-mode="lr-tb"/>
    </style:style>
    <style:style style:name="Tabela1" style:family="table">
      <style:table-properties style:width="15.926cm" fo:margin-left="-0.206cm" fo:margin-top="0cm" fo:margin-bottom="0cm" table:align="left" style:writing-mode="lr-tb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="0.176cm" fo:border="0.035cm solid #000001" style:writing-mode="lr-tb"/>
    </style:style>
    <style:style style:name="Table33" style:family="table">
      <style:table-properties style:width="15.926cm" fo:margin-left="-0.206cm" fo:margin-top="0cm" fo:margin-bottom="0cm" table:align="left" style:writing-mode="lr-tb"/>
    </style:style>
    <style:style style:name="Table33.A" style:family="table-column">
      <style:table-column-properties style:column-width="15.926cm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fo:padding="0.176cm" fo:border="0.035cm solid #000001" style:writing-mode="lr-tb"/>
    </style:style>
    <style:style style:name="Table34" style:family="table">
      <style:table-properties style:width="15.926cm" fo:margin-left="-0.206cm" fo:margin-top="0cm" fo:margin-bottom="0cm" table:align="left" style:writing-mode="lr-tb"/>
    </style:style>
    <style:style style:name="Table34.A" style:family="table-column">
      <style:table-column-properties style:column-width="15.926cm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fo:padding="0.176cm" fo:border="0.035cm solid #000001" style:writing-mode="lr-tb"/>
    </style:style>
    <style:style style:name="Table35" style:family="table">
      <style:table-properties style:width="15.926cm" fo:margin-left="-0.206cm" fo:margin-top="0cm" fo:margin-bottom="0cm" table:align="left" style:writing-mode="lr-tb"/>
    </style:style>
    <style:style style:name="Table35.A" style:family="table-column">
      <style:table-column-properties style:column-width="15.926cm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fo:padding="0.176cm" fo:border="0.035cm solid #000001" style:writing-mode="lr-tb"/>
    </style:style>
    <style:style style:name="Table36" style:family="table">
      <style:table-properties style:width="15.926cm" fo:margin-left="-0.206cm" fo:margin-top="0cm" fo:margin-bottom="0cm" table:align="left" style:writing-mode="lr-tb"/>
    </style:style>
    <style:style style:name="Table36.A" style:family="table-column">
      <style:table-column-properties style:column-width="15.926cm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fo:padding="0.176cm" fo:border="0.035cm solid #000001" style:writing-mode="lr-tb"/>
    </style:style>
    <style:style style:name="Table37" style:family="table">
      <style:table-properties style:width="15.926cm" fo:margin-left="-0.206cm" fo:margin-top="0cm" fo:margin-bottom="0cm" table:align="left" style:writing-mode="lr-tb"/>
    </style:style>
    <style:style style:name="Table37.A" style:family="table-column">
      <style:table-column-properties style:column-width="15.926cm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fo:padding="0.176cm" fo:border="0.035cm solid #ff0000" style:writing-mode="lr-tb"/>
    </style:style>
    <style:style style:name="Table38" style:family="table">
      <style:table-properties style:width="15.926cm" fo:margin-left="-0.206cm" fo:margin-top="0cm" fo:margin-bottom="0cm" table:align="left" style:writing-mode="lr-tb"/>
    </style:style>
    <style:style style:name="Table38.A" style:family="table-column">
      <style:table-column-properties style:column-width="15.926cm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fo:padding="0.176cm" fo:border="0.035cm solid #000001" style:writing-mode="lr-tb"/>
    </style:style>
    <style:style style:name="Table39" style:family="table">
      <style:table-properties style:width="15.926cm" fo:margin-left="-0.206cm" fo:margin-top="0cm" fo:margin-bottom="0cm" table:align="left" style:writing-mode="lr-tb"/>
    </style:style>
    <style:style style:name="Table39.A" style:family="table-column">
      <style:table-column-properties style:column-width="15.926cm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fo:padding="0.176cm" fo:border="0.035cm solid #000001" style:writing-mode="lr-tb"/>
    </style:style>
    <style:style style:name="Table40" style:family="table">
      <style:table-properties style:width="15.926cm" fo:margin-left="-0.206cm" fo:margin-top="0cm" fo:margin-bottom="0cm" table:align="left" style:writing-mode="lr-tb"/>
    </style:style>
    <style:style style:name="Table40.A" style:family="table-column">
      <style:table-column-properties style:column-width="15.926cm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fo:padding="0.176cm" fo:border="0.035cm solid #000001" style:writing-mode="lr-tb"/>
    </style:style>
    <style:style style:name="Table41" style:family="table">
      <style:table-properties style:width="15.926cm" fo:margin-left="-0.206cm" fo:margin-top="0cm" fo:margin-bottom="0cm" table:align="left" style:writing-mode="lr-tb"/>
    </style:style>
    <style:style style:name="Table41.A" style:family="table-column">
      <style:table-column-properties style:column-width="15.926cm"/>
    </style:style>
    <style:style style:name="Table41.1" style:family="table-row">
      <style:table-row-properties style:keep-together="true" fo:keep-together="auto"/>
    </style:style>
    <style:style style:name="Table41.A1" style:family="table-cell">
      <style:table-cell-properties fo:padding="0.176cm" fo:border="0.035cm solid #ff0000" style:writing-mode="lr-tb"/>
    </style:style>
    <style:style style:name="Table42" style:family="table">
      <style:table-properties style:width="15.926cm" fo:margin-left="-0.206cm" fo:margin-top="0cm" fo:margin-bottom="0cm" table:align="left" style:writing-mode="lr-tb"/>
    </style:style>
    <style:style style:name="Table42.A" style:family="table-column">
      <style:table-column-properties style:column-width="15.926cm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fo:padding="0.176cm" fo:border="0.035cm solid #000001" style:writing-mode="lr-tb"/>
    </style:style>
    <style:style style:name="Table43" style:family="table">
      <style:table-properties style:width="15.926cm" fo:margin-left="-0.206cm" fo:margin-top="0cm" fo:margin-bottom="0cm" table:align="left" style:writing-mode="lr-tb"/>
    </style:style>
    <style:style style:name="Table43.A" style:family="table-column">
      <style:table-column-properties style:column-width="15.926cm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fo:padding="0.176cm" fo:border="0.035cm solid #ff0000" style:writing-mode="lr-tb"/>
    </style:style>
    <style:style style:name="Table44" style:family="table">
      <style:table-properties style:width="15.926cm" fo:margin-left="-0.206cm" fo:margin-top="0cm" fo:margin-bottom="0cm" table:align="left" style:writing-mode="lr-tb"/>
    </style:style>
    <style:style style:name="Table44.A" style:family="table-column">
      <style:table-column-properties style:column-width="15.926cm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fo:padding="0.176cm" fo:border="0.035cm solid #000001" style:writing-mode="lr-tb"/>
    </style:style>
    <style:style style:name="Table45" style:family="table">
      <style:table-properties style:width="15.926cm" fo:margin-left="-0.206cm" fo:margin-top="0cm" fo:margin-bottom="0cm" table:align="left" style:writing-mode="lr-tb"/>
    </style:style>
    <style:style style:name="Table45.A" style:family="table-column">
      <style:table-column-properties style:column-width="15.926cm"/>
    </style:style>
    <style:style style:name="Table45.1" style:family="table-row">
      <style:table-row-properties style:keep-together="true" fo:keep-together="auto"/>
    </style:style>
    <style:style style:name="Table45.A1" style:family="table-cell">
      <style:table-cell-properties fo:padding="0.176cm" fo:border="0.035cm solid #000001" style:writing-mode="lr-tb"/>
    </style:style>
    <style:style style:name="Table46" style:family="table">
      <style:table-properties style:width="15.926cm" fo:margin-left="-0.206cm" fo:margin-top="0cm" fo:margin-bottom="0cm" table:align="left" style:writing-mode="lr-tb"/>
    </style:style>
    <style:style style:name="Table46.A" style:family="table-column">
      <style:table-column-properties style:column-width="15.926cm"/>
    </style:style>
    <style:style style:name="Table46.1" style:family="table-row">
      <style:table-row-properties style:keep-together="true" fo:keep-together="auto"/>
    </style:style>
    <style:style style:name="Table46.A1" style:family="table-cell">
      <style:table-cell-properties fo:padding="0.176cm" fo:border="0.035cm solid #000001" style:writing-mode="lr-tb"/>
    </style:style>
    <style:style style:name="Table47" style:family="table">
      <style:table-properties style:width="15.926cm" fo:margin-left="-0.206cm" fo:margin-top="0cm" fo:margin-bottom="0cm" table:align="left" style:writing-mode="lr-tb"/>
    </style:style>
    <style:style style:name="Table47.A" style:family="table-column">
      <style:table-column-properties style:column-width="15.926cm"/>
    </style:style>
    <style:style style:name="Table47.1" style:family="table-row">
      <style:table-row-properties style:keep-together="true" fo:keep-together="auto"/>
    </style:style>
    <style:style style:name="Table47.A1" style:family="table-cell">
      <style:table-cell-properties fo:padding="0.176cm" fo:border="0.035cm solid #000001" style:writing-mode="lr-tb"/>
    </style:style>
    <style:style style:name="Table48" style:family="table">
      <style:table-properties style:width="15.926cm" fo:margin-left="-0.206cm" fo:margin-top="0cm" fo:margin-bottom="0cm" table:align="left" style:writing-mode="lr-tb"/>
    </style:style>
    <style:style style:name="Table48.A" style:family="table-column">
      <style:table-column-properties style:column-width="15.926cm"/>
    </style:style>
    <style:style style:name="Table48.1" style:family="table-row">
      <style:table-row-properties style:keep-together="true" fo:keep-together="auto"/>
    </style:style>
    <style:style style:name="Table48.A1" style:family="table-cell">
      <style:table-cell-properties fo:padding="0.176cm" fo:border="0.035cm solid #000001" style:writing-mode="lr-tb"/>
    </style:style>
    <style:style style:name="Table49" style:family="table">
      <style:table-properties style:width="15.926cm" fo:margin-left="-0.206cm" fo:margin-top="0cm" fo:margin-bottom="0cm" table:align="left" style:writing-mode="lr-tb"/>
    </style:style>
    <style:style style:name="Table49.A" style:family="table-column">
      <style:table-column-properties style:column-width="15.926cm"/>
    </style:style>
    <style:style style:name="Table49.1" style:family="table-row">
      <style:table-row-properties style:keep-together="true" fo:keep-together="auto"/>
    </style:style>
    <style:style style:name="Table49.A1" style:family="table-cell">
      <style:table-cell-properties fo:padding="0.176cm" fo:border="0.035cm solid #ff0000" style:writing-mode="lr-tb"/>
    </style:style>
    <style:style style:name="Table50" style:family="table">
      <style:table-properties style:width="15.926cm" fo:margin-left="-0.206cm" fo:margin-top="0cm" fo:margin-bottom="0cm" table:align="left" style:writing-mode="lr-tb"/>
    </style:style>
    <style:style style:name="Table50.A" style:family="table-column">
      <style:table-column-properties style:column-width="15.926cm"/>
    </style:style>
    <style:style style:name="Table50.1" style:family="table-row">
      <style:table-row-properties style:keep-together="true" fo:keep-together="auto"/>
    </style:style>
    <style:style style:name="Table50.A1" style:family="table-cell">
      <style:table-cell-properties fo:padding="0.176cm" fo:border="0.035cm solid #000001" style:writing-mode="lr-tb"/>
    </style:style>
    <style:style style:name="Table51" style:family="table">
      <style:table-properties style:width="15.926cm" fo:margin-left="-0.206cm" fo:margin-top="0cm" fo:margin-bottom="0cm" table:align="left" style:writing-mode="lr-tb"/>
    </style:style>
    <style:style style:name="Table51.A" style:family="table-column">
      <style:table-column-properties style:column-width="15.926cm"/>
    </style:style>
    <style:style style:name="Table51.1" style:family="table-row">
      <style:table-row-properties style:keep-together="true" fo:keep-together="auto"/>
    </style:style>
    <style:style style:name="Table51.A1" style:family="table-cell">
      <style:table-cell-properties fo:padding="0.176cm" fo:border="0.035cm solid #000001" style:writing-mode="lr-tb"/>
    </style:style>
    <style:style style:name="Table52" style:family="table">
      <style:table-properties style:width="15.926cm" fo:margin-left="-0.206cm" fo:margin-top="0cm" fo:margin-bottom="0cm" table:align="left" style:writing-mode="lr-tb"/>
    </style:style>
    <style:style style:name="Table52.A" style:family="table-column">
      <style:table-column-properties style:column-width="15.926cm"/>
    </style:style>
    <style:style style:name="Table52.1" style:family="table-row">
      <style:table-row-properties style:keep-together="true" fo:keep-together="auto"/>
    </style:style>
    <style:style style:name="Table52.A1" style:family="table-cell">
      <style:table-cell-properties fo:padding="0.176cm" fo:border="0.035cm solid #000001" style:writing-mode="lr-tb"/>
    </style:style>
    <style:style style:name="Table53" style:family="table">
      <style:table-properties style:width="15.926cm" fo:margin-left="-0.206cm" fo:margin-top="0cm" fo:margin-bottom="0cm" table:align="left" style:writing-mode="lr-tb"/>
    </style:style>
    <style:style style:name="Table53.A" style:family="table-column">
      <style:table-column-properties style:column-width="15.926cm"/>
    </style:style>
    <style:style style:name="Table53.1" style:family="table-row">
      <style:table-row-properties style:keep-together="true" fo:keep-together="auto"/>
    </style:style>
    <style:style style:name="Table53.A1" style:family="table-cell">
      <style:table-cell-properties fo:padding="0.176cm" fo:border="0.035cm solid #000001" style:writing-mode="lr-tb"/>
    </style:style>
    <style:style style:name="Table54" style:family="table">
      <style:table-properties style:width="15.926cm" fo:margin-left="-0.206cm" fo:margin-top="0cm" fo:margin-bottom="0cm" table:align="left" style:writing-mode="lr-tb"/>
    </style:style>
    <style:style style:name="Table54.A" style:family="table-column">
      <style:table-column-properties style:column-width="15.926cm"/>
    </style:style>
    <style:style style:name="Table54.1" style:family="table-row">
      <style:table-row-properties style:keep-together="true" fo:keep-together="auto"/>
    </style:style>
    <style:style style:name="Table54.A1" style:family="table-cell">
      <style:table-cell-properties fo:padding="0.176cm" fo:border="0.035cm solid #ff0000" style:writing-mode="lr-tb"/>
    </style:style>
    <style:style style:name="Table55" style:family="table">
      <style:table-properties style:width="15.926cm" fo:margin-left="-0.206cm" fo:margin-top="0cm" fo:margin-bottom="0cm" table:align="left" style:writing-mode="lr-tb"/>
    </style:style>
    <style:style style:name="Table55.A" style:family="table-column">
      <style:table-column-properties style:column-width="15.926cm"/>
    </style:style>
    <style:style style:name="Table55.1" style:family="table-row">
      <style:table-row-properties style:keep-together="true" fo:keep-together="auto"/>
    </style:style>
    <style:style style:name="Table55.A1" style:family="table-cell">
      <style:table-cell-properties fo:padding="0.176cm" fo:border="0.035cm solid #000001" style:writing-mode="lr-tb"/>
    </style:style>
    <style:style style:name="Table56" style:family="table">
      <style:table-properties style:width="15.926cm" fo:margin-left="-0.206cm" fo:margin-top="0cm" fo:margin-bottom="0cm" table:align="left" style:writing-mode="lr-tb"/>
    </style:style>
    <style:style style:name="Table56.A" style:family="table-column">
      <style:table-column-properties style:column-width="15.926cm"/>
    </style:style>
    <style:style style:name="Table56.1" style:family="table-row">
      <style:table-row-properties style:keep-together="true" fo:keep-together="auto"/>
    </style:style>
    <style:style style:name="Table56.A1" style:family="table-cell">
      <style:table-cell-properties fo:padding="0.176cm" fo:border="0.035cm solid #ff0000" style:writing-mode="lr-tb"/>
    </style:style>
    <style:style style:name="Table57" style:family="table">
      <style:table-properties style:width="15.926cm" fo:margin-left="-0.206cm" fo:margin-top="0cm" fo:margin-bottom="0cm" table:align="left" style:writing-mode="lr-tb"/>
    </style:style>
    <style:style style:name="Table57.A" style:family="table-column">
      <style:table-column-properties style:column-width="15.926cm"/>
    </style:style>
    <style:style style:name="Table57.1" style:family="table-row">
      <style:table-row-properties style:keep-together="true" fo:keep-together="auto"/>
    </style:style>
    <style:style style:name="Table57.A1" style:family="table-cell">
      <style:table-cell-properties fo:padding="0.176cm" fo:border="0.035cm solid #000001" style:writing-mode="lr-tb"/>
    </style:style>
    <style:style style:name="Table58" style:family="table">
      <style:table-properties style:width="15.926cm" fo:margin-left="-0.206cm" fo:margin-top="0cm" fo:margin-bottom="0cm" table:align="left" style:writing-mode="lr-tb"/>
    </style:style>
    <style:style style:name="Table58.A" style:family="table-column">
      <style:table-column-properties style:column-width="15.926cm"/>
    </style:style>
    <style:style style:name="Table58.1" style:family="table-row">
      <style:table-row-properties style:keep-together="true" fo:keep-together="auto"/>
    </style:style>
    <style:style style:name="Table58.A1" style:family="table-cell">
      <style:table-cell-properties fo:padding="0.176cm" fo:border="0.035cm solid #000001" style:writing-mode="lr-tb"/>
    </style:style>
    <style:style style:name="Table59" style:family="table">
      <style:table-properties style:width="15.926cm" fo:margin-left="-0.206cm" fo:margin-top="0cm" fo:margin-bottom="0cm" table:align="left" style:writing-mode="lr-tb"/>
    </style:style>
    <style:style style:name="Table59.A" style:family="table-column">
      <style:table-column-properties style:column-width="15.926cm"/>
    </style:style>
    <style:style style:name="Table59.1" style:family="table-row">
      <style:table-row-properties style:keep-together="true" fo:keep-together="auto"/>
    </style:style>
    <style:style style:name="Table59.A1" style:family="table-cell">
      <style:table-cell-properties fo:padding="0.176cm" fo:border="0.035cm solid #ff0000" style:writing-mode="lr-tb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 fo:orphans="0" fo:widows="0"/>
    </style:style>
    <style:style style:name="P3" style:family="paragraph" style:parent-style-name="Standard">
      <style:paragraph-properties loext:contextual-spacing="false" fo:margin-top="0cm" fo:margin-bottom="0cm"/>
      <style:text-properties fo:font-style="italic" style:font-style-asian="italic" style:font-style-complex="italic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</style:style>
    <style:style style:name="P5" style:family="paragraph" style:parent-style-name="Heading_20_2">
      <style:paragraph-properties loext:contextual-spacing="false" fo:margin-top="0.635cm" fo:margin-bottom="0.212cm"/>
    </style:style>
    <style:style style:name="P6" style:family="paragraph" style:parent-style-name="Standard" style:list-style-name="L1"/>
    <style:style style:name="P7" style:family="paragraph" style:parent-style-name="Standard" style:list-style-name="L1">
      <style:paragraph-properties loext:contextual-spacing="false" fo:margin-top="0cm" fo:margin-bottom="0cm"/>
    </style:style>
    <style:style style:name="P8" style:family="paragraph" style:parent-style-name="Standard" style:list-style-name="L2">
      <style:paragraph-properties fo:margin-top="0cm" fo:margin-bottom="0cm"/>
    </style:style>
    <style:style style:name="P9" style:family="paragraph" style:parent-style-name="Title" style:master-page-name="Standard">
      <style:paragraph-properties loext:contextual-spacing="false" fo:margin-top="0cm" fo:margin-bottom="0.106cm" fo:text-align="center" style:justify-single-word="false" style:page-number="1"/>
    </style:style>
    <style:style style:name="P10" style:family="paragraph"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cupkl1pt9rcp"/>Indeksy - Karta pracy nr 3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Imię i Nazwisko:</text:p>
          </table:table-cell>
          <table:table-cell table:style-name="Table1.B1" office:value-type="string">
            <text:p text:style-name="P2"/>
          </table:table-cell>
        </table:table-row>
      </table:table>
      <text:p text:style-name="P1"/>
      <text:p text:style-name="P1">Swoje odpowiedzi wpisuj w <text:span text:style-name="T2">czerwone pola</text:span>. Preferowane są zrzuty ekranu, <text:span text:style-name="T2">wymagane</text:span> komentarze.</text:p>
      <text:p text:style-name="Heading_20_2">Co jest potrzebne?</text:p>
      <text:p text:style-name="Standard">Do wykonania ćwiczenia potrzebne są:</text:p>
      <text:list xml:id="list7009700973185436290" text:style-name="L1">
        <text:list-item>
          <text:p text:style-name="P6"><text:span text:style-name="T2">MS SQL Server </text:span>wersja co najmniej 2016,</text:p>
        </text:list-item>
        <text:list-item>
          <text:p text:style-name="P7">przykładowa baza danych <text:span text:style-name="T2">AdventureWorks2017</text:span><text:span text:style-name="T3">.</text:span></text:p>
        </text:list-item>
      </text:list>
      <text:p text:style-name="P5"><text:bookmark text:name="_jyoiuzwzipk4"/>Przygotowanie</text:p>
      <text:p text:style-name="P1">Stwórz swoją bazę danych o nazwie <text:span text:style-name="T2">XYZ</text:span><text:span text:style-name="T3">. Jeśli jednak dzielisz z kimś serwer, to użyj swoich inicjałów: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Code">CREATE DATABASE XYZ</text:p>
            <text:p text:style-name="Code">GO</text:p>
            <text:p text:style-name="Code"/>
            <text:p text:style-name="Code">USE XYZ</text:p>
            <text:p text:style-name="Code">GO</text:p>
          </table:table-cell>
        </table:table-row>
      </table:table>
      <text:p text:style-name="Heading_20_2">Dokumentacja</text:p>
      <text:p text:style-name="P1">Obowiązkowo:</text:p>
      <text:list xml:id="list8221050099437296660" text:style-name="L2">
        <text:list-item>
          <text:p text:style-name="P8"><text:a xlink:type="simple" xlink:href="https://docs.microsoft.com/en-us/sql/relational-databases/indexes/indexes" text:style-name="Internet_20_link" text:visited-style-name="Visited_20_Internet_20_Link"><text:span text:style-name="T1">https://docs.microsoft.com/en-us/sql/relational-databases/indexes/indexes</text:span></text:a> </text:p>
        </text:list-item>
        <text:list-item>
          <text:p text:style-name="P8"><text:a xlink:type="simple" xlink:href="https://docs.microsoft.com/en-us/sql/relational-databases/indexes/create-filtered-indexes" text:style-name="Internet_20_link" text:visited-style-name="Visited_20_Internet_20_Link">https://docs.microsoft.com/en-us/sql/relational-databases/indexes/create-filtered-indexes</text:a></text:p>
        </text:list-item>
      </text:list>
      <text:p text:style-name="P1"><draw:rect text:anchor-type="as-char" svg:y="0cm" draw:z-index="0" draw:style-name="gr1" draw:text-style-name="P10" svg:width="0.003cm" svg:height="0.054cm"><text:p/></draw:rect></text:p>
      <text:p text:style-name="P5"><text:bookmark text:name="_jyobvc17tast"/>Zadanie 1</text:p>
      <text:p text:style-name="P1">Skopiuj tabelę Product do swojej bazy danych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Code">SELECT * INTO Product FROM [AdventureWorks2017].[Production].Product </text:p>
          </table:table-cell>
        </table:table-row>
      </table:table>
      <text:p text:style-name="P1"/>
      <text:p text:style-name="P2">Stwórz indeks z warunkiem przedziałowym :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Code">CREATE NONCLUSTERED INDEX Product_Range_Idx</text:p>
            <text:p text:style-name="Code"><text:s text:c="4"/>ON Product (ProductSubcategoryID, ListPrice) Include (Name)</text:p>
            <text:p text:style-name="Code">WHERE ProductSubcategoryID &gt;= 27 AND ProductSubcategoryID &lt;= 36</text:p>
          </table:table-cell>
        </table:table-row>
      </table:table>
      <text:p text:style-name="P2"/>
      <text:p text:style-name="P1">Sprawdź, czy indeks jest użyty w zapytaniu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Code">SELECT Name, ProductSubcategoryID, ListPrice</text:p>
            <text:p text:style-name="Code">FROM Product</text:p>
            <text:p text:style-name="Code">WHERE ProductSubcategoryID &gt;= 27 AND ProductSubcategoryID &lt;= 36</text:p>
          </table:table-cell>
        </table:table-row>
      </table:table>
      <text:p text:style-name="P1"/>
      <text:p text:style-name="P1"><text:soft-page-break/>Sprawdź, czy indeks jest użyty w zapytaniu, który jest dopełnieniem zbioru: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Code">SELECT Name, ProductSubcategoryID, ListPrice</text:p>
            <text:p text:style-name="Code">FROM Product</text:p>
            <text:p text:style-name="Code">WHERE ProductSubcategoryID &lt; 27 OR ProductSubcategoryID &gt; 36</text:p>
          </table:table-cell>
        </table:table-row>
      </table:table>
      <text:p text:style-name="P1"/>
      <text:p text:style-name="P1">Skomentuj oba zapytania. Czy indeks został użyty w którymś zapytaniu, dlaczego? Czy indeks nie został użyty w którymś zapytaniu, dlaczego? Jak działają indeksy z warunkiem?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4"/>
          </table:table-cell>
        </table:table-row>
      </table:table>
      <text:p text:style-name="P5"><text:bookmark text:name="_ay6sucd5ua4g"/>Zadanie 2 – indeksy klastrujące</text:p>
      <text:p text:style-name="P1">Celem zadania jest poznanie indeksów klastrujących<draw:rect text:anchor-type="as-char" svg:y="0cm" draw:z-index="1" draw:style-name="gr1" draw:text-style-name="P10" svg:width="0.003cm" svg:height="0.054cm"><text:p/></draw:rect></text:p>
      <text:p text:style-name="P1">Skopiuj ponownie tabelę SalesOrderHeader do swojej bazy danych: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Code">SELECT * INTO [SalesOrderHeader2] FROM [AdventureWorks2017].[Sales].[SalesOrderHeader]</text:p>
          </table:table-cell>
        </table:table-row>
      </table:table>
      <text:p text:style-name="P1"/>
      <text:p text:style-name="P1">Wypisz sto pierwszych zamówień: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Code">SELECT TOP 1000 * FROM SalesOrderHeader2</text:p>
            <text:p text:style-name="Code">ORDER BY OrderDate</text:p>
          </table:table-cell>
        </table:table-row>
      </table:table>
      <text:p text:style-name="P1"/>
      <text:p text:style-name="P1">Stwórz indeks klastrujący według OrderDate: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Code">CREATE CLUSTERED INDEX Order_Date2_Idx ON SalesOrderHeader2(OrderDate)</text:p>
          </table:table-cell>
        </table:table-row>
      </table:table>
      <text:p text:style-name="P1"/>
      <text:p text:style-name="P1">Wypisz ponownie sto pierwszych zamówień. Co się zmieniło?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4"/>
          </table:table-cell>
        </table:table-row>
      </table:table>
      <text:p text:style-name="P1"/>
      <text:p text:style-name="P1">Sprawdź zapytanie: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Code">SELECT TOP 1000 * FROM SalesOrderHeader2</text:p>
            <text:p text:style-name="Code">WHERE OrderDate BETWEEN '2010-10-01' AND '2011-06-01'</text:p>
          </table:table-cell>
        </table:table-row>
      </table:table>
      <text:p text:style-name="P1"/>
      <text:p text:style-name="P1">Dodaj sortowanie według OrderDate ASC i DESC. Czy indeks działa w obu przypadkach. Czy wykonywane jest dodatkowo sortowanie?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2"/>
          </table:table-cell>
        </table:table-row>
      </table:table>
      <text:p text:style-name="P5"><text:bookmark text:name="_e7bos1w818t0"/>Zadanie 3 – indeksy <text:span text:style-name="T4">column store</text:span></text:p>
      <text:p text:style-name="P1">Celem zadania jest poznanie indeksów typu column store<draw:rect text:anchor-type="as-char" svg:y="0cm" draw:z-index="2" draw:style-name="gr1" draw:text-style-name="P10" svg:width="0.003cm" svg:height="0.054cm"><text:p/></draw:rect></text:p>
      <text:p text:style-name="P1">Utwórz tabelę testową: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Code">CREATE TABLE [dbo].[SalesHistory](</text:p>
            <text:p text:style-name="Code"><text:s/>[SalesOrderID] [int] NOT NULL,</text:p>
            <text:p text:style-name="Code"><text:s/>[SalesOrderDetailID] [int] NOT NULL,</text:p>
            <text:p text:style-name="Code"><text:s/>[CarrierTrackingNumber] [nvarchar](25) NULL,</text:p>
            <text:p text:style-name="Code"><text:s/>[OrderQty] [smallint] NOT NULL,</text:p>
            <text:p text:style-name="Code"><text:s/>[ProductID] [int] NOT NULL,</text:p>
            <text:p text:style-name="Code"><text:soft-page-break/><text:s/>[SpecialOfferID] [int] NOT NULL,</text:p>
            <text:p text:style-name="Code"><text:s/>[UnitPrice] [money] NOT NULL,</text:p>
            <text:p text:style-name="Code"><text:s/>[UnitPriceDiscount] [money] NOT NULL,</text:p>
            <text:p text:style-name="Code"><text:s/>[LineTotal] [numeric](38, 6) NOT NULL,</text:p>
            <text:p text:style-name="Code"><text:s/>[rowguid] [uniqueidentifier] NOT NULL,</text:p>
            <text:p text:style-name="Code"><text:s/>[ModifiedDate] [datetime] NOT NULL</text:p>
            <text:p text:style-name="Code"><text:s/>) ON [PRIMARY]</text:p>
            <text:p text:style-name="Code">GO</text:p>
          </table:table-cell>
        </table:table-row>
      </table:table>
      <text:p text:style-name="P1"/>
      <text:p text:style-name="P1">Załóż indeks: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Code">CREATE CLUSTERED INDEX [SalesHistory_Idx] </text:p>
            <text:p text:style-name="Code">ON [SalesHistory]([SalesOrderDetailID])</text:p>
          </table:table-cell>
        </table:table-row>
      </table:table>
      <text:p text:style-name="P1"/>
      <text:p text:style-name="P1">Wypełnij tablicę danymi:</text:p>
      <text:p text:style-name="P3">(<text:span text:style-name="T2">UWAGA</text:span>! '<text:span text:style-name="T2">GO 100</text:span>' oznacza 100 krotne wykonanie polecenia. Jeżeli podejrzewasz, że Twój serwer może to zbyt przeciążyć, zacznij od GO 10, GO 20, GO 50 (w sumie już będzie 80))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Code">INSERT INTO SalesHistory</text:p>
            <text:p text:style-name="Code"><text:s/>SELECT SH.*</text:p>
            <text:p text:style-name="Code"><text:s/>FROM [AdventureWorks2017].[Sales].SalesOrderDetail SH</text:p>
            <text:p text:style-name="Code">GO 100</text:p>
          </table:table-cell>
        </table:table-row>
      </table:table>
      <text:p text:style-name="P1"/>
      <text:p text:style-name="P1">Sprawdź jak zachowa się zapytanie, które używa obecny indeks: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Code">SELECT ProductID, SUM(UnitPrice), AVG(UnitPrice), SUM(OrderQty), AVG(OrderQty)</text:p>
            <text:p text:style-name="Code">FROM SalesHistory</text:p>
            <text:p text:style-name="Code">GROUP BY ProductID</text:p>
            <text:p text:style-name="Code">ORDER BY ProductID</text:p>
          </table:table-cell>
        </table:table-row>
      </table:table>
      <text:p text:style-name="P1"/>
      <text:p text:style-name="P1">Załóż indeks typu ColumnStore: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Code">CREATE NONCLUSTERED COLUMNSTORE INDEX SalesHistory_ColumnStore</text:p>
            <text:p text:style-name="Code"><text:s/>ON SalesHistory(UnitPrice, OrderQty, ProductID)</text:p>
          </table:table-cell>
        </table:table-row>
      </table:table>
      <text:p text:style-name="P1"/>
      <text:p text:style-name="P1">Sprawdź różnicę pomiędzy przetwarzaniem w zależności od indeksów. Porównaj plany i opisz różnicę.</text:p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4"/>
          </table:table-cell>
        </table:table-row>
      </table:table>
      <text:p text:style-name="P5"><text:bookmark text:name="_rh218lvitlxn"/>Zadanie 4 – indeksy w pamięci</text:p>
      <text:p text:style-name="P1">Celem zadania jest poznanie indeksów w pamięci.<draw:rect text:anchor-type="as-char" svg:y="0cm" draw:z-index="3" draw:style-name="gr1" draw:text-style-name="P10" svg:width="0.003cm" svg:height="0.054cm"><text:p/></draw:rect></text:p>
      <text:p text:style-name="P1"/>
      <text:p text:style-name="P1">Najpierw przygotujmy możliwość tworzenia optymalizacji w pamięci:</text:p>
      <text:p text:style-name="P3">(<text:span text:style-name="T2">UWAGA</text:span>! Musi istnieć katalog c:\tmp)</text:p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Code">ALTER DATABASE XYZ ADD FILEGROUP a_mod CONTAINS MEMORY_OPTIMIZED_DATA </text:p>
            <text:p text:style-name="Code"><text:s/></text:p>
            <text:p text:style-name="Code">ALTER DATABASE XYZ ADD FILE (name='a_mod1', filename='c:\tmp\a_mod1') TO FILEGROUP a_mod</text:p>
          </table:table-cell>
        </table:table-row>
      </table:table>
      <text:p text:style-name="P1"/>
      <text:p text:style-name="P1"><text:soft-page-break/>W tym zadaniu wykorzystamy ponownie schemat SalesHistory. Stwórz 3 tabele, dla 10, 1000 i 100000 kubełków:</text:p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Code">CREATE TABLE [dbo].[SalesHistory_10](</text:p>
            <text:p text:style-name="Code"><text:s/>[SalesOrderID] [int] NOT NULL PRIMARY KEY NONCLUSTERED IDENTITY(1,1),</text:p>
            <text:p text:style-name="Code"><text:s/>[SalesOrderDetailID] [int] NOT NULL,</text:p>
            <text:p text:style-name="Code"><text:s/>[CarrierTrackingNumber] [nvarchar](25) NULL,</text:p>
            <text:p text:style-name="Code"><text:s/>[OrderQty] [smallint] NOT NULL,</text:p>
            <text:p text:style-name="Code"><text:s/>[ProductID] [int] NOT NULL,</text:p>
            <text:p text:style-name="Code"><text:s/>[SpecialOfferID] [int] NOT NULL,</text:p>
            <text:p text:style-name="Code"><text:s/>[UnitPrice] [money] NOT NULL,</text:p>
            <text:p text:style-name="Code"><text:s/>[UnitPriceDiscount] [money] NOT NULL,</text:p>
            <text:p text:style-name="Code"><text:s/>[LineTotal] [numeric](38, 6) NOT NULL,</text:p>
            <text:p text:style-name="Code"><text:s/>[rowguid] [uniqueidentifier] NOT NULL,</text:p>
            <text:p text:style-name="Code"><text:s/>[ModifiedDate] [datetime] NOT NULL,</text:p>
            <text:p text:style-name="Code"><text:s/>INDEX Sales_Hash_10 HASH ([ProductID]) WITH (BUCKET_COUNT = 10)</text:p>
            <text:p text:style-name="Code"><text:s/>) WITH ( <text:s/></text:p>
            <text:p text:style-name="Code"><text:s text:c="4"/>MEMORY_OPTIMIZED = ON, <text:s/></text:p>
            <text:p text:style-name="Code"><text:s text:c="4"/>DURABILITY = SCHEMA_AND_DATA); <text:s/></text:p>
            <text:p text:style-name="Code">GO</text:p>
            <text:p text:style-name="Code"/>
            <text:p text:style-name="Code">CREATE TABLE [dbo].[SalesHistory_1000](</text:p>
            <text:p text:style-name="Code"><text:s/>[SalesOrderID] [int] NOT NULL PRIMARY KEY NONCLUSTERED IDENTITY(1,1),</text:p>
            <text:p text:style-name="Code"><text:s/>[SalesOrderDetailID] [int] NOT NULL,</text:p>
            <text:p text:style-name="Code"><text:s/>[CarrierTrackingNumber] [nvarchar](25) NULL,</text:p>
            <text:p text:style-name="Code"><text:s/>[OrderQty] [smallint] NOT NULL,</text:p>
            <text:p text:style-name="Code"><text:s/>[ProductID] [int] NOT NULL,</text:p>
            <text:p text:style-name="Code"><text:s/>[SpecialOfferID] [int] NOT NULL,</text:p>
            <text:p text:style-name="Code"><text:s/>[UnitPrice] [money] NOT NULL,</text:p>
            <text:p text:style-name="Code"><text:s/>[UnitPriceDiscount] [money] NOT NULL,</text:p>
            <text:p text:style-name="Code"><text:s/>[LineTotal] [numeric](38, 6) NOT NULL,</text:p>
            <text:p text:style-name="Code"><text:s/>[rowguid] [uniqueidentifier] NOT NULL,</text:p>
            <text:p text:style-name="Code"><text:s/>[ModifiedDate] [datetime] NOT NULL,</text:p>
            <text:p text:style-name="Code"><text:s/>INDEX Sales_Hash_1000 HASH ([ProductID]) WITH (BUCKET_COUNT = 1000)</text:p>
            <text:p text:style-name="Code"><text:s/>) WITH ( <text:s/></text:p>
            <text:p text:style-name="Code"><text:s text:c="4"/>MEMORY_OPTIMIZED = ON, <text:s/></text:p>
            <text:p text:style-name="Code"><text:s text:c="4"/>DURABILITY = SCHEMA_AND_DATA); <text:s/></text:p>
            <text:p text:style-name="Code">GO</text:p>
            <text:p text:style-name="Code"/>
            <text:p text:style-name="Code">CREATE TABLE [dbo].[SalesHistory_100000](</text:p>
            <text:p text:style-name="Code"><text:s/>[SalesOrderID] [int] NOT NULL PRIMARY KEY NONCLUSTERED IDENTITY(1,1),</text:p>
            <text:p text:style-name="Code"><text:s/>[SalesOrderDetailID] [int] NOT NULL,</text:p>
            <text:p text:style-name="Code"><text:s/>[CarrierTrackingNumber] [nvarchar](25) NULL,</text:p>
            <text:p text:style-name="Code"><text:s/>[OrderQty] [smallint] NOT NULL,</text:p>
            <text:p text:style-name="Code"><text:s/>[ProductID] [int] NOT NULL,</text:p>
            <text:p text:style-name="Code"><text:s/>[SpecialOfferID] [int] NOT NULL,</text:p>
            <text:p text:style-name="Code"><text:s/>[UnitPrice] [money] NOT NULL,</text:p>
            <text:p text:style-name="Code"><text:s/>[UnitPriceDiscount] [money] NOT NULL,</text:p>
            <text:p text:style-name="Code"><text:s/>[LineTotal] [numeric](38, 6) NOT NULL,</text:p>
            <text:p text:style-name="Code"><text:s/>[rowguid] [uniqueidentifier] NOT NULL,</text:p>
            <text:p text:style-name="Code"><text:s/>[ModifiedDate] [datetime] NOT NULL,</text:p>
            <text:p text:style-name="Code"><text:s/>INDEX Sales_Hash_100000 HASH ([ProductID]) WITH (BUCKET_COUNT = 100000)</text:p>
            <text:p text:style-name="Code"><text:s/>) WITH ( <text:s/></text:p>
            <text:p text:style-name="Code"><text:s text:c="4"/>MEMORY_OPTIMIZED = ON, <text:s/></text:p>
            <text:p text:style-name="Code"><text:s text:c="4"/>DURABILITY = SCHEMA_AND_DATA); <text:s/></text:p>
            <text:p text:style-name="Code">GO</text:p>
          </table:table-cell>
        </table:table-row>
      </table:table>
      <text:p text:style-name="P1"/>
      <text:p text:style-name="P1">Wypełnij tabele danymi, pierwszą wygeneruj (HASH_10), kolejne skopiuj (HASH_1000 i HASH_100000).</text:p>
      <text:p text:style-name="P1"><text:soft-page-break/>Generowanie:</text:p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Code">INSERT INTO SalesHistory_10 </text:p>
            <text:p text:style-name="Code">(SalesOrderDetailID, CarrierTrackingNumber, OrderQty, ProductID,</text:p>
            <text:p text:style-name="Code">SpecialOfferID, UnitPrice, UnitPriceDiscount, LineTotal, rowguid, ModifiedDate)</text:p>
            <text:p text:style-name="Code">SELECT TOP(100000) SH.SalesOrderDetailID, SH.CarrierTrackingNumber, SH.OrderQty, SH.ProductID+ROUND(RAND()*9000, 0),</text:p>
            <text:p text:style-name="Code">SH.SpecialOfferID, SH.UnitPrice, SH.UnitPriceDiscount, SH.LineTotal, SH.rowguid, SH.ModifiedDate FROM SalesHistory SH</text:p>
            <text:p text:style-name="Code">GO 2</text:p>
          </table:table-cell>
        </table:table-row>
      </table:table>
      <text:p text:style-name="P1"/>
      <text:p text:style-name="P1">Kopie:</text:p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Code">INSERT INTO SalesHistory_1000 </text:p>
            <text:p text:style-name="Code">(SalesOrderDetailID, CarrierTrackingNumber, OrderQty, ProductID,</text:p>
            <text:p text:style-name="Code">SpecialOfferID, UnitPrice, UnitPriceDiscount, LineTotal, rowguid, ModifiedDate)</text:p>
            <text:p text:style-name="Code">SELECT SH.SalesOrderDetailID, SH.CarrierTrackingNumber, SH.OrderQty, SH.ProductID,</text:p>
            <text:p text:style-name="Code">SH.SpecialOfferID, SH.UnitPrice, SH.UnitPriceDiscount, SH.LineTotal, SH.rowguid, SH.ModifiedDate FROM SalesHistory_10 SH</text:p>
            <text:p text:style-name="Code"/>
            <text:p text:style-name="Code">INSERT INTO SalesHistory_100000</text:p>
            <text:p text:style-name="Code">(SalesOrderDetailID, CarrierTrackingNumber, OrderQty, ProductID,</text:p>
            <text:p text:style-name="Code">SpecialOfferID, UnitPrice, UnitPriceDiscount, LineTotal, rowguid, ModifiedDate)</text:p>
            <text:p text:style-name="Code">SELECT SH.SalesOrderDetailID, SH.CarrierTrackingNumber, SH.OrderQty, SH.ProductID,</text:p>
            <text:p text:style-name="Code">SH.SpecialOfferID, SH.UnitPrice, SH.UnitPriceDiscount, SH.LineTotal, SH.rowguid, SH.ModifiedDate FROM SalesHistory_10 SH</text:p>
          </table:table-cell>
        </table:table-row>
      </table:table>
      <text:p text:style-name="P1"/>
      <text:p text:style-name="P1">Co powiesz o czasie działania operacji? Dlaczego tak było?</text:p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4"/>
          </table:table-cell>
        </table:table-row>
      </table:table>
      <text:p text:style-name="P1"/>
      <text:p text:style-name="P1">Sprawdź rozłożenie kubełków:</text:p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Code">SELECT</text:p>
            <text:p text:style-name="Code"><text:s text:c="3"/>object_name(hs.object_id) AS 'object name',</text:p>
            <text:p text:style-name="Code"><text:s text:c="3"/>i.name as 'index name',</text:p>
            <text:p text:style-name="Code"><text:s text:c="3"/>hs.total_bucket_count,</text:p>
            <text:p text:style-name="Code"><text:s text:c="3"/>hs.empty_bucket_count,</text:p>
            <text:p text:style-name="Code"><text:s text:c="3"/>floor((cast(empty_bucket_count as float)/total_bucket_count) * 100) AS 'empty_bucket_percent',</text:p>
            <text:p text:style-name="Code"><text:s text:c="3"/>hs.avg_chain_length,</text:p>
            <text:p text:style-name="Code"><text:s text:c="3"/>hs.max_chain_length</text:p>
            <text:p text:style-name="Code">FROM sys.dm_db_xtp_hash_index_stats AS hs</text:p>
            <text:p text:style-name="Code"><text:s text:c="3"/>JOIN sys.indexes AS i</text:p>
            <text:p text:style-name="Code"><text:s text:c="3"/>ON hs.object_id=i.object_id AND hs.index_id=i.index_id</text:p>
          </table:table-cell>
        </table:table-row>
      </table:table>
      <text:p text:style-name="P1"/>
      <text:p text:style-name="P1">Skomentuj rozłożenie:</text:p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4"/>
          </table:table-cell>
        </table:table-row>
      </table:table>
      <text:p text:style-name="P1"/>
      <text:p text:style-name="P1">Znajdź ProductId z dużą liczbą wystąpień i małą:</text:p>
      <table:table table:name="Table57" table:style-name="Table57">
        <table:table-column table:style-name="Table57.A"/>
        <text:soft-page-break/>
        <table:table-row table:style-name="Table57.1">
          <table:table-cell table:style-name="Table57.A1" office:value-type="string">
            <text:p text:style-name="Code">SELECT ProductID, COUNT(*) FROM SalesHistory_10 GROUP BY ProductID</text:p>
          </table:table-cell>
        </table:table-row>
      </table:table>
      <text:p text:style-name="P1"/>
      <text:p text:style-name="P1">Użyj te wartości w zapytaniach dla trzech tabel:</text:p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Code">SELECT * FROM SalesHistory_10 WHERE ProductID = ID</text:p>
            <text:p text:style-name="Code">SELECT * FROM SalesHistory_1000 WHERE ProductID = ID</text:p>
            <text:p text:style-name="Code">SELECT * FROM SalesHistory_100000 WHERE ProductID = ID</text:p>
          </table:table-cell>
        </table:table-row>
      </table:table>
      <text:p text:style-name="P1"/>
      <text:p text:style-name="P1">Skomentuj uzyskane wyniki kosztowe, czasowe oraz estymacji liczby krotek w planie:</text:p>
      <table:table table:name="Table59" table:style-name="Table59">
        <table:table-column table:style-name="Table59.A"/>
        <table:table-row table:style-name="Table59.1">
          <table:table-cell table:style-name="Table59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/>
      <style:text-properties fo:color="#0066ff" style:font-name="Courier New"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0-05-16T15:44:25.34</dc:date>
    <dc:creator>Rafał Wcisło</dc:creator>
    <meta:editing-duration>PT1H32M54S</meta:editing-duration>
    <meta:editing-cycles>7</meta:editing-cycles>
    <meta:document-statistic meta:table-count="29" meta:image-count="0" meta:object-count="0" meta:page-count="6" meta:paragraph-count="182" meta:word-count="909" meta:character-count="7998"/>
  </office:meta>
</office:document-meta>
</file>